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1EA814502976FA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6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7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3333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Add GIT in Existing Project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Text Editor for GIT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SetUp new Project<text:line-break/><text:a xlink:href="http://www.initializr.com/" xlink:type="simple">www.initializr.com</text:a> <text:line-break/></text:p>
              </text:list-item>
              <text:list-item>
                <text:p text:style-name="P4">Unzip the Download Project in Your User Directory<text:line-break/>unzip ~/filepath 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Text Editor for GIT</text:p>
          </draw:text-box>
        </draw:frame>
        <draw:frame presentation:style-name="pr6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Rename Project with New Name<text:line-break/>mv old_name New_name<text:line-break/></text:p>
              </text:list-item>
              <text:list-item>
                <text:p text:style-name="P4">Initialize Git in your Project<text:line-break/></text:p>
              </text:list-item>
              <text:list-item>
                <text:p text:style-name="P4">Find all files including hidden<text:line-break/>ls -al<text:line-break/></text:p>
              </text:list-item>
              <text:list-item>
                <text:p text:style-name="P4">Verify Git Status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 xml:id="id3" draw:id="id3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Text Editor for GIT</text:p>
          </draw:text-box>
        </draw:frame>
        <draw:frame presentation:style-name="pr7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Rename Project with New Name<text:line-break/>mv old_name New_name<text:line-break/></text:p>
              </text:list-item>
              <text:list-item>
                <text:p text:style-name="P4">Initialize Git in your Project<text:line-break/></text:p>
              </text:list-item>
              <text:list-item>
                <text:p text:style-name="P4">Find all files including hidden<text:line-break/>ls -al<text:line-break/></text:p>
              </text:list-item>
              <text:list-item>
                <text:p text:style-name="P4">Verify Git Status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8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1EA814502976FA1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3-28T09:05:54.776470097</dc:date>
    <meta:editing-duration>PT10H24M48S</meta:editing-duration>
    <meta:editing-cycles>29</meta:editing-cycles>
    <meta:generator>LibreOffice/5.1.6.2$Linux_X86_64 LibreOffice_project/10m0$Build-2</meta:generator>
    <meta:document-statistic meta:object-count="57"/>
  </office:meta>
</office:document-meta>
</file>